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aa0e" officeooo:paragraph-rsid="0012aa0e"/>
    </style:style>
    <style:style style:name="P2" style:family="paragraph" style:parent-style-name="Standard">
      <style:text-properties officeooo:rsid="0012cea7" officeooo:paragraph-rsid="0012cea7"/>
    </style:style>
    <style:style style:name="P3" style:family="paragraph" style:parent-style-name="Standard">
      <style:text-properties officeooo:rsid="0014b964" officeooo:paragraph-rsid="0014b964"/>
    </style:style>
    <style:style style:name="P4" style:family="paragraph" style:parent-style-name="Standard">
      <style:text-properties officeooo:rsid="0015e285" officeooo:paragraph-rsid="0015e285"/>
    </style:style>
    <style:style style:name="P5" style:family="paragraph" style:parent-style-name="Standard">
      <style:text-properties officeooo:rsid="001cff5f" officeooo:paragraph-rsid="001cff5f"/>
    </style:style>
    <style:style style:name="P6" style:family="paragraph" style:parent-style-name="Standard">
      <style:text-properties officeooo:rsid="001db9e7" officeooo:paragraph-rsid="001db9e7"/>
    </style:style>
    <style:style style:name="P7" style:family="paragraph" style:parent-style-name="Standard">
      <style:text-properties officeooo:rsid="001fd6f9" officeooo:paragraph-rsid="001fd6f9"/>
    </style:style>
    <style:style style:name="P8" style:family="paragraph" style:parent-style-name="Standard">
      <style:text-properties officeooo:rsid="00211712" officeooo:paragraph-rsid="00211712"/>
    </style:style>
    <style:style style:name="P9" style:family="paragraph" style:parent-style-name="Standard">
      <style:text-properties officeooo:rsid="00211712" officeooo:paragraph-rsid="00211712"/>
    </style:style>
    <style:style style:name="P10" style:family="paragraph" style:parent-style-name="Standard">
      <style:text-properties officeooo:rsid="0023c476" officeooo:paragraph-rsid="0023c476"/>
    </style:style>
    <style:style style:name="T1" style:family="text">
      <style:text-properties officeooo:rsid="00175b56"/>
    </style:style>
    <style:style style:name="T2" style:family="text">
      <style:text-properties officeooo:rsid="001a6019"/>
    </style:style>
    <style:style style:name="T3" style:family="text">
      <style:text-properties officeooo:rsid="001db9e7"/>
    </style:style>
    <style:style style:name="T4" style:family="text">
      <style:text-properties officeooo:rsid="001ebe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rcular scan does not send a command to stop motion once done. <text:span text:style-name="T1">Stop motion seems to work for tracking</text:span></text:p>
      <text:p text:style-name="P1"/>
      <text:p text:style-name="P2">Orients azimuth drive differently each time I ask it to go to Jupiter, <text:span text:style-name="T2">I think this is because its not centered to begin with, but rezero just spins indefinitely</text:span></text:p>
      <text:p text:style-name="P2"/>
      <text:p text:style-name="P3">scanning tab: center; output for AZ/EL or RA/DEC is not converted when coordinate system is switched</text:p>
      <text:p text:style-name="P3"/>
      <text:p text:style-name="P4">rezero spins indefinitely</text:p>
      <text:p text:style-name="P4"/>
      <text:p text:style-name="P5">Attempting to do a scan with type = horizontal shifts the azimuth position and then stops, regardless of what type of scan you have asked it to do. It also breaks the chart, which realigns and then will no longer pan. <text:span text:style-name="T3">And trying to run scan again without restarting the gui fails.</text:span></text:p>
      <text:p text:style-name="P4"/>
      <text:p text:style-name="P6">If you go straight to the scanning tab, <text:span text:style-name="T4">python</text:span></text:p>
      <text:p text:style-name="P6"/>
      <text:p text:style-name="P7">After hooking up a second axis, attempting to track jupiter lead to perpetual motion, even though it crossed jupiter a number of times. Stop motion also failed here.</text:p>
      <text:p text:style-name="P7"/>
      <text:p text:style-name="P8">Rezero works after setting up second axis…</text:p>
      <text:p text:style-name="P8"/>
      <text:p text:style-name="P10"/>
      <text:p text:style-name="P8"><text:s/></text:p>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4:07:46.329000000</meta:creation-date>
    <dc:date>2016-11-30T13:33:55.796000000</dc:date>
    <meta:editing-duration>PT7H14M38S</meta:editing-duration>
    <meta:editing-cycles>15</meta:editing-cycles>
    <meta:generator>LibreOffice/4.4.2.2$Windows_x86 LibreOffice_project/c4c7d32d0d49397cad38d62472b0bc8acff48dd6</meta:generator>
    <meta:document-statistic meta:table-count="0" meta:image-count="0" meta:object-count="0" meta:page-count="1" meta:paragraph-count="9" meta:word-count="163" meta:character-count="922" meta:non-whitespace-character-count="766"/>
  </office:meta>
</office:document-meta>
</file>